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fo:font-family="Menlo, Monaco, 'Cascadia Mono', Consolas, 'Ubuntu Mono', 'DejaVu Sans Mono', 'Liberation Mono', 'JetBrains Mono', 'Fira Code', Cousine, 'Roboto Mono', 'Courier New', Courier, sans-serif, system-ui" fo:font-size="10.5pt" fo:letter-spacing="normal" fo:font-style="normal" fo:font-weight="normal" fo:background-color="#ebeef2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 Введение в проект (Situation):</text:span></text:span><text:span text:style-name="T2"><text:line-break/>"Я работал в команде проекта «Социальные начисления» в ОТП Банке. Задача проекта — автоматизированное получение, валидация и исполнение поручений на выплаты социальных пособий от региональных органов соцзащиты (ОСЗН). Ключевая сложность заключалась в том, что каждый из 89+ ОСЗН России использовал свой уникальный формат файлов (XML, CSV, TXT с разными разделителями, Excel), и нам нужно было обеспечить гибкость и надежность обработки этих данных. Система выступала миддл-сервисом между ОСЗН и внутренней системой выплат банка."</text:span></text:p>
      <text:p text:style-name="P1"><text:span text:style-name="Strong_20_Emphasis"><text:span text:style-name="T1">2. Твои задачи и зона ответственности (Task):</text:span></text:span><text:span text:style-name="T2"><text:line-break/>"Моя роль в проекте включала следующие ключевые направления:</text:span></text:p>
      <text:list text:style-name="L1">
        <text:list-item>
          <text:p text:style-name="P2">Разработка и поддержка функционала парсинга входящих файлов от ОСЗН.</text:p>
        </text:list-item>
        <text:list-item>
          <text:p text:style-name="P2">Реализация бизнес-логики валидации данных: проверка наличия счета в ОТП, его статуса (не заблокирован), актуальности данных получателя.</text:p>
        </text:list-item>
        <text:list-item>
          <text:p text:style-name="P2">Разработка интеграции с системой выплат банка через Kafka.</text:p>
        </text:list-item>
        <text:list-item>
          <text:p text:style-name="P2">Создание и поддержка комплексных end-to-end тестов, покрывающих все сценарии работы системы, включая ошибочные.</text:p>
        </text:list-item>
        <text:list-item>
          <text:p text:style-name="P2">Участие в разработке функционала админ-панели для ручного управления начислениями."</text:p>
        </text:list-item>
      </text:list>
      <text:p text:style-name="P1"><text:span text:style-name="Strong_20_Emphasis"><text:span text:style-name="T1">3. Конкретные действия и технологии (Action):</text:span></text:span><text:span text:style-name="T2"><text:line-break/>Здесь ты углубляешься в детали. Это самая важная часть.</text:span></text:p>
      <text:list text:style-name="L2">
        <text:list-item>
          <text:p text:style-name="P3"><text:span text:style-name="Strong_20_Emphasis"><text:span text:style-name="T1">Про технологии:</text:span></text:span><text:span text:style-name="T2"> "Проект был реализован на </text:span><text:span text:style-name="Strong_20_Emphasis"><text:span text:style-name="T1">Java 11/17</text:span></text:span><text:span text:style-name="T2"> с использованием </text:span><text:span text:style-name="Strong_20_Emphasis"><text:span text:style-name="T1">Spring Boot</text:span></text:span><text:span text:style-name="T2"> (Spring Web, Spring Data JPA) для микросервисов. Взаимодействие между нашими сервисами строилось по </text:span><text:span text:style-name="Strong_20_Emphasis"><text:span text:style-name="T1">REST</text:span></text:span><text:span text:style-name="T2">, а с системой выплат — через </text:span><text:span text:style-name="Strong_20_Emphasis"><text:span text:style-name="T1">Apache Kafka</text:span></text:span><text:span text:style-name="T2"> для асинхронности и надежности. Данные хранились в </text:span><text:span text:style-name="Strong_20_Emphasis"><text:span text:style-name="T1">PostgreSQL</text:span></text:span><text:span text:style-name="T2">. Для тестирования мы использовали </text:span><text:span text:style-name="Strong_20_Emphasis"><text:span text:style-name="T1">JUnit 5, Testcontainers</text:span></text:span><text:span text:style-name="T2"> для поднятия изолированных тестовых сред с БД и другими сервисами, и </text:span><text:span text:style-name="Strong_20_Emphasis"><text:span text:style-name="T1">MockMvc</text:span></text:span><text:span text:style-name="T2"> для модульных тестов REST-контроллеров."</text:span></text:p>
        </text:list-item>
        <text:list-item>
          <text:p text:style-name="P4"><text:span text:style-name="Strong_20_Emphasis"><text:span text:style-name="T1">Про процесс обработки:</text:span></text:span><text:span text:style-name="T2"> "Мой код в </text:span><text:span text:style-name="Source_20_Text"><text:span text:style-name="T3">socpay-core</text:span></text:span><text:span text:style-name="T2"> получал файл, определял его источник (ОСЗН) и выбирал соответствующий парсер (мы использовали стратегию </text:span><text:span text:style-name="Source_20_Text"><text:span text:style-name="T3">FileParserStrategy</text:span></text:span><text:span text:style-name="T2"> с набором конкретных реализаций под каждый формат). После парсинга данные проходили цепочку валидаторов: </text:span><text:span text:style-name="Source_20_Text"><text:span text:style-name="T3">AccountValidator</text:span></text:span><text:span text:style-name="T2"> (проверял счет в CRM банка через внутренний клиент), </text:span><text:span text:style-name="Source_20_Text"><text:span text:style-name="T3">StatusValidator</text:span></text:span><text:span text:style-name="T2"> (проверял, активен ли клиент) и другие. Только после успешной проверки формировалось событие </text:span><text:span text:style-name="Source_20_Text"><text:span text:style-name="T3">PaymentEvent</text:span></text:span><text:span text:style-name="T2"> и отправлялось в Kafka-топик, который слушал </text:span><text:span text:style-name="Source_20_Text"><text:span text:style-name="T3">socpay-otpay-integration</text:span></text:span><text:span text:style-name="T2">."</text:span></text:p>
        </text:list-item>
        <text:list-item>
          <text:p text:style-name="P4"><text:soft-page-break/><text:span text:style-name="Strong_20_Emphasis"><text:span text:style-name="T1">Про обработку ошибок и возвраты:</text:span></text:span><text:span text:style-name="T2"> "Если валидация выявляла проблему (например, счет закрыт или получатель не найден), заявление переводилось в статус </text:span><text:span text:style-name="Source_20_Text"><text:span text:style-name="T3">ERROR</text:span></text:span><text:span text:style-name="T2">. Информация об ошибке записывалась, и для ОСЗН формировался файл-отчет с причиной отказа. Для обработки возвратов денег от системы выплат (например, если счет получателя был заблокирован уже после инициации платежа) мы слушали отдельный Kafka-топик с ответами. Получив такой ответ, сервис </text:span><text:span text:style-name="Source_20_Text"><text:span text:style-name="T3">socpay-payback</text:span></text:span><text:span text:style-name="T2"> инициировал процесс возврата средств на счет ОСЗН и уведомлял оператора через </text:span><text:span text:style-name="Source_20_Text"><text:span text:style-name="T3">socpay-notification</text:span></text:span><text:span text:style-name="T2">."</text:span></text:p>
        </text:list-item>
        <text:list-item>
          <text:p text:style-name="P5"><text:span text:style-name="Strong_20_Emphasis"><text:span text:style-name="T1">Про тесты (сделает твой рассказ сильным!):</text:span></text:span><text:span text:style-name="T2"> "Чтобы обеспечить надежность, я разработал около 1000 end-to-end тестов, которые имитировали полный цикл работы системы. Вот ключевые сценарии, которые они покрывали:</text:span></text:p>
          <text:list>
            <text:list-item>
              <text:p text:style-name="P3"><text:span text:style-name="Strong_20_Emphasis"><text:span text:style-name="T1">Успешное начисление:</text:span></text:span><text:span text:style-name="T2"> Корректный файл -&gt; парсинг -&gt; валидация -&gt; отправка в Kafka -&gt; получение подтверждения от системы выплат.</text:span></text:p>
            </text:list-item>
            <text:list-item>
              <text:p text:style-name="P4"><text:span text:style-name="Strong_20_Emphasis"><text:span text:style-name="T1">Получатель не клиент банка:</text:span></text:span><text:span text:style-name="T2"> Файл с некорректным номером счета -&gt; статус </text:span><text:span text:style-name="Source_20_Text"><text:span text:style-name="T3">ERROR</text:span></text:span><text:span text:style-name="T2">, формирование отчета для ОСЗН.</text:span></text:p>
            </text:list-item>
            <text:list-item>
              <text:p text:style-name="P4"><text:span text:style-name="Strong_20_Emphasis"><text:span text:style-name="T1">Счет заблокирован:</text:span></text:span><text:span text:style-name="T2"> Валидация выявляет неактивный счет -&gt; переход в статус </text:span><text:span text:style-name="Source_20_Text"><text:span text:style-name="T3">ERROR</text:span></text:span><text:span text:style-name="T2">.</text:span></text:p>
            </text:list-item>
            <text:list-item>
              <text:p text:style-name="P4"><text:span text:style-name="Strong_20_Emphasis"><text:span text:style-name="T1">Возврат средств:</text:span></text:span><text:span text:style-name="T2"> Имитация ответа из Kafka о невозможности зачисления (например, </text:span><text:span text:style-name="Source_20_Text"><text:span text:style-name="T3">ACCOUNT_BLOCKED</text:span></text:span><text:span text:style-name="T2">) -&gt; проверка, что </text:span><text:span text:style-name="Source_20_Text"><text:span text:style-name="T3">socpay-payback</text:span></text:span><text:span text:style-name="T2"> корректно создает поручение на возврат.</text:span></text:p>
            </text:list-item>
            <text:list-item>
              <text:p text:style-name="P3"><text:span text:style-name="Strong_20_Emphasis"><text:span text:style-name="T1">Некорректный формат файла:</text:span></text:span><text:span text:style-name="T2"> Загрузка битого файла -&gt; проверка корректной обработки исключения и ответа пользователю.<text:line-break/>Тесты поднимали всю инфраструктуру в Docker-контейнерах с помощью Testcontainers, что делало их максимально приближенными к продакшену."</text:span></text:p>
            </text:list-item>
          </text:list>
        </text:list-item>
      </text:list>
      <text:p text:style-name="P1"><text:span text:style-name="Strong_20_Emphasis"><text:span text:style-name="T1">4. Результат (Result):</text:span></text:span><text:span text:style-name="T2"><text:line-break/>"В результате нашей работы мы автоматизировали процесс социальных начислений, сократив время обработки заявок с нескольких дней до нескольких часов и минимизировав количество ручных операций. Система стабильно обрабатывала файлы от всех 89+ ОСЗН, а разработанная мной система тестов позволяла уверенно вносить изменения в код, не боясь сломать существующую функциональность."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2:26:35.506743700</meta:creation-date>
    <dc:date>2025-09-08T12:26:40.729114800</dc:date>
    <meta:editing-duration>PT6S</meta:editing-duration>
    <meta:editing-cycles>1</meta:editing-cycles>
    <meta:document-statistic meta:table-count="0" meta:image-count="0" meta:object-count="0" meta:page-count="2" meta:paragraph-count="18" meta:word-count="549" meta:character-count="4141" meta:non-whitespace-character-count="3622"/>
    <meta:generator>LibreOffice/25.2.5.2$Windows_X86_64 LibreOffice_project/03d19516eb2e1dd5d4ccd751a0d6f35f35e08022</meta:generator>
  </office:meta>
</office:document-meta>
</file>